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php</text:p>
      <text:p text:style-name="Standard">/*</text:p>
      <text:p text:style-name="Standard">custom post type community events.The name activities because it clashes with events plugin for telecenter activities</text:p>
      <text:p text:style-name="Standard">*/</text:p>
      <text:p text:style-name="Standard">function community_events() {</text:p>
      <text:p text:style-name="Standard"><text:tab/>register_post_type('activity',array(</text:p>
      <text:p text:style-name="Standard"><text:tab/><text:tab/>'capability_type'=&gt;'activity',</text:p>
      <text:p text:style-name="Standard"><text:tab/><text:tab/>'map_meta_cap'=&gt;true,</text:p>
      <text:p text:style-name="Standard"><text:tab/><text:tab/>'supports' =&gt; array(</text:p>
      <text:p text:style-name="Standard"><text:tab/><text:tab/><text:tab/>'title',</text:p>
      <text:p text:style-name="Standard"><text:tab/><text:tab/><text:tab/>'editor',</text:p>
      <text:p text:style-name="Standard"><text:tab/><text:tab/><text:tab/>'excerpt',</text:p>
      <text:p text:style-name="Standard"><text:tab/><text:tab/><text:tab/>'thumbnail',</text:p>
      <text:p text:style-name="Standard"><text:tab/><text:tab/><text:tab/>'page-attributes',</text:p>
      <text:p text:style-name="Standard"><text:tab/><text:tab/><text:tab/>'custom-fields',</text:p>
      <text:p text:style-name="Standard"><text:tab/><text:tab/><text:tab/>'post-formats',</text:p>
      <text:p text:style-name="Standard"><text:tab/><text:tab/><text:tab/>'author',</text:p>
      <text:p text:style-name="Standard"><text:tab/><text:tab/><text:tab/>'category'</text:p>
      <text:p text:style-name="Standard"><text:tab/><text:tab/>),</text:p>
      <text:p text:style-name="Standard"><text:tab/><text:tab/>'public' =&gt; true,</text:p>
      <text:p text:style-name="Standard"><text:s text:c="4"/>'has_archive' =&gt; true,</text:p>
      <text:p text:style-name="Standard"><text:tab/><text:tab/>'menu_icon' =&gt; 'dashicons-calendar-alt',</text:p>
      <text:p text:style-name="Standard"><text:tab/><text:tab/>'labels' =&gt; array(</text:p>
      <text:p text:style-name="Standard"><text:tab/><text:tab/><text:tab/>'name' =&gt; 'Community Events',</text:p>
      <text:p text:style-name="Standard"><text:s text:c="6"/>'add_new_item' =&gt; 'Add New Event',</text:p>
      <text:p text:style-name="Standard"><text:s text:c="6"/>'edit_item' =&gt; 'Edit Event',</text:p>
      <text:p text:style-name="Standard"><text:s text:c="6"/>'all_items' =&gt; 'All Community Events',</text:p>
      <text:p text:style-name="Standard"><text:s text:c="6"/>'singular_name' =&gt; 'Commuunity Event',</text:p>
      <text:p text:style-name="Standard"><text:tab/><text:tab/><text:tab/>'show_in_rest'=&gt;true</text:p>
      <text:p text:style-name="Standard"><text:tab/><text:tab/>)</text:p>
      <text:p text:style-name="Standard"><text:tab/>));</text:p>
      <text:p text:style-name="Standard">}</text:p>
      <text:p text:style-name="Standard">add_action('init','community_events');</text:p>
      <text:p text:style-name="Standard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23:22:35.160663484</meta:creation-date>
    <dc:date>2020-07-23T14:06:17.528211742</dc:date>
    <meta:editing-duration>PT16H25M57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1" meta:paragraph-count="34" meta:word-count="78" meta:character-count="779" meta:non-whitespace-character-count="656"/>
  </office:meta>
</office:document-meta>
</file>